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Times New Roman"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P4" style:family="paragraph" style:parent-style-name="Standard">
      <style:paragraph-properties fo:margin-left="0in" fo:margin-right="0in" style:line-height-at-least="0.1665in" fo:text-align="justify" style:justify-single-word="false" fo:orphans="2" fo:widows="2" fo:text-indent="0in" style:auto-text-indent="false" style:vertical-align="auto">
        <style:tab-stops>
          <style:tab-stop style:position="-0.5in"/>
        </style:tab-stops>
      </style:paragraph-properties>
      <style:text-properties style:font-name="Times New Roman" fo:font-size="12pt" fo:letter-spacing="-0.002in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Courier New" fo:font-size="12pt" fo:language="en" fo:country="US" style:font-size-asian="12pt" style:language-asian="en" style:country-asian="US" style:font-name-complex="Courier New2" style:font-size-complex="12pt" style:language-complex="ar" style:country-complex="SA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2pt" fo:language="en" fo:country="US" style:font-size-asian="12pt" style:language-asian="en" style:country-asian="US" style:font-name-complex="Courier New2" style:font-size-complex="12pt" style:language-complex="ar" style:country-complex="SA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fo:language="en" fo:country="US" style:font-size-asian="10pt" style:language-asian="en" style:country-asian="US" style:font-name-complex="Courier New2" style:font-size-complex="10pt" style:language-complex="ar" style:country-complex="SA"/>
    </style:style>
    <style:style style:name="P8" style:family="paragraph" style:parent-style-name="Standard" style:master-page-name="Standard">
      <style:paragraph-properties fo:margin-left="0in" fo:margin-right="0in" fo:text-align="start" style:justify-single-word="false" fo:orphans="2" fo:widows="2" fo:text-indent="0in" style:auto-text-indent="false" style:page-number="auto" style:vertical-align="auto"/>
    </style:style>
    <style:style style:name="P9" style:family="paragraph" style:parent-style-name="Standard" style:list-style-name="WWNum1">
      <style:paragraph-properties fo:margin-left="0.5in" fo:margin-right="0in" fo:text-align="start" style:justify-single-word="false" fo:orphans="2" fo:widows="2" fo:text-indent="-0.25in" style:auto-text-indent="false" style:vertical-align="auto">
        <style:tab-stops>
          <style:tab-stop style:position="0.5in"/>
        </style:tab-stops>
      </style:paragraph-properties>
    </style:style>
    <style:style style:name="P10" style:family="paragraph" style:parent-style-name="Standard" style:list-style-name="WWNum2">
      <style:paragraph-properties fo:margin-left="0.5in" fo:margin-right="0in" fo:text-align="start" style:justify-single-word="false" fo:orphans="2" fo:widows="2" fo:text-indent="-0.25in" style:auto-text-indent="false" style:vertical-align="auto">
        <style:tab-stops>
          <style:tab-stop style:position="0.5in"/>
        </style:tab-stops>
      </style:paragraph-properties>
    </style:style>
    <style:style style:name="P11" style:family="paragraph" style:parent-style-name="Standard" style:list-style-name="WWNum3">
      <style:paragraph-properties fo:margin-left="0.5in" fo:margin-right="0in" fo:text-align="start" style:justify-single-word="false" fo:orphans="2" fo:widows="2" fo:text-indent="-0.25in" style:auto-text-indent="false" style:vertical-align="auto">
        <style:tab-stops>
          <style:tab-stop style:position="0.5in"/>
        </style:tab-stops>
      </style:paragraph-properties>
    </style:style>
    <style:style style:name="P12" style:family="paragraph" style:parent-style-name="Standard" style:list-style-name="WWNum4">
      <style:paragraph-properties fo:margin-left="0.5in" fo:margin-right="0in" fo:text-align="start" style:justify-single-word="false" fo:orphans="2" fo:widows="2" fo:text-indent="-0.25in" style:auto-text-indent="false" style:vertical-align="auto">
        <style:tab-stops>
          <style:tab-stop style:position="0.5in"/>
        </style:tab-stops>
      </style:paragraph-properties>
    </style:style>
    <style:style style:name="P13" style:family="paragraph" style:parent-style-name="Standard" style:list-style-name="WWNum5">
      <style:paragraph-properties fo:margin-left="0.5in" fo:margin-right="0in" fo:text-align="start" style:justify-single-word="false" fo:orphans="2" fo:widows="2" fo:text-indent="-0.25in" style:auto-text-indent="false" style:vertical-align="auto">
        <style:tab-stops>
          <style:tab-stop style:position="0.5in"/>
        </style:tab-stops>
      </style:paragraph-properties>
    </style:style>
    <style:style style:name="P14" style:family="paragraph" style:parent-style-name="Standard" style:list-style-name="WWNum3">
      <style:paragraph-properties fo:margin-left="1in" fo:margin-right="0in" fo:text-align="start" style:justify-single-word="false" fo:orphans="2" fo:widows="2" fo:text-indent="-0.25in" style:auto-text-indent="false" style:vertical-align="auto">
        <style:tab-stops>
          <style:tab-stop style:position="1in"/>
        </style:tab-stops>
      </style:paragraph-properties>
    </style:style>
    <style:style style:name="P15" style:family="paragraph" style:parent-style-name="Standard">
      <style:paragraph-properties fo:margin-left="0.6in" fo:margin-right="0in" fo:text-align="start" style:justify-single-word="false" fo:orphans="2" fo:widows="2" fo:text-indent="0in" style:auto-text-indent="false" style:vertical-align="auto"/>
    </style:style>
    <style:style style:name="P16" style:family="paragraph" style:parent-style-name="Standard">
      <style:paragraph-properties fo:margin-left="0.6in" fo:margin-right="0in" fo:text-align="start" style:justify-single-word="false" fo:orphans="2" fo:widows="2" fo:text-indent="0in" style:auto-text-indent="false" style:vertical-align="auto"/>
      <style:text-properties style:font-name="Courier New" fo:font-size="12pt" fo:language="en" fo:country="US" style:font-size-asian="12pt" style:language-asian="en" style:country-asian="US" style:font-name-complex="Courier New2" style:font-size-complex="12pt" style:language-complex="ar" style:country-complex="SA"/>
    </style:style>
    <style:style style:name="P17" style:family="paragraph" style:parent-style-name="Standard">
      <style:paragraph-properties fo:margin-left="0.3in" fo:margin-right="0in" fo:text-align="start" style:justify-single-word="false" fo:orphans="2" fo:widows="2" fo:text-indent="-0.3in" style:auto-text-indent="false" style:vertical-align="auto"/>
    </style:style>
    <style:style style:name="P18" style:family="paragraph" style:parent-style-name="Standard">
      <style:paragraph-properties fo:margin-left="0.3in" fo:margin-right="0in" fo:text-align="start" style:justify-single-word="false" fo:orphans="2" fo:widows="2" fo:text-indent="-0.3in" style:auto-text-indent="false" style:vertical-align="auto"/>
      <style:text-properties style:font-name="Times New Roman"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P19" style:family="paragraph" style:parent-style-name="Standard">
      <style:paragraph-properties fo:margin-left="0.3in" fo:margin-right="0in" style:line-height-at-least="0.1665in" fo:text-align="start" style:justify-single-word="false" fo:orphans="2" fo:widows="2" fo:text-indent="-0.3in" style:auto-text-indent="false" style:vertical-align="auto">
        <style:tab-stops>
          <style:tab-stop style:position="-0.5in"/>
        </style:tab-stops>
      </style:paragraph-properties>
    </style:style>
    <style:style style:name="P20" style:family="paragraph" style:parent-style-name="Standard">
      <style:paragraph-properties fo:margin-left="0.3in" fo:margin-right="0in" fo:text-align="start" style:justify-single-word="false" fo:orphans="2" fo:widows="2" fo:text-indent="0in" style:auto-text-indent="false" style:vertical-align="auto"/>
    </style:style>
    <style:style style:name="P21" style:family="paragraph" style:parent-style-name="Standard">
      <style:paragraph-properties fo:margin-left="0.3in" fo:margin-right="0in" fo:text-align="start" style:justify-single-word="false" fo:orphans="2" fo:widows="2" fo:text-indent="0in" style:auto-text-indent="false" style:vertical-align="auto"/>
      <style:text-properties style:font-name="Times New Roman"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T1" style:family="text">
      <style:text-properties style:font-name="Times New Roman" fo:font-size="14pt" fo:language="en" fo:country="US" fo:font-weight="bold" style:font-size-asian="14pt" style:language-asian="en" style:country-asian="US" style:font-weight-asian="bold" style:font-name-complex="Times New Roman1" style:font-size-complex="14pt" style:language-complex="ar" style:country-complex="SA"/>
    </style:style>
    <style:style style:name="T2" style:family="text">
      <style:text-properties style:font-name="Times New Roman"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T3" style:family="text">
      <style:text-properties style:font-name="Times New Roman" fo:font-size="12pt" fo:language="en" fo:country="US" fo:font-style="italic" style:font-size-asian="12pt" style:language-asian="en" style:country-asian="US" style:font-style-asian="italic" style:font-name-complex="Times New Roman1" style:font-size-complex="12pt" style:language-complex="ar" style:country-complex="SA"/>
    </style:style>
    <style:style style:name="T4" style:family="text">
      <style:text-properties style:font-name="Times New Roman" fo:font-size="12pt" fo:language="en" fo:country="US" fo:font-style="italic" style:font-size-asian="12pt" style:language-asian="en" style:country-asian="US" style:font-style-asian="italic" style:font-name-complex="Times New Roman1" style:font-size-complex="12pt" style:language-complex="ar" style:country-complex="SA" style:font-style-complex="italic"/>
    </style:style>
    <style:style style:name="T5" style:family="text"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T6" style:family="text">
      <style:text-properties fo:language="en" fo:country="US"/>
    </style:style>
    <style:style style:name="T7" style:family="text">
      <style:text-properties style:font-name="Courier New" fo:font-size="12pt" fo:language="en" fo:country="US" style:font-size-asian="12pt" style:language-asian="en" style:country-asian="US" style:font-name-complex="Courier New2" style:font-size-complex="12pt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CSCI 241 Final Exam Study Guide</text:span></text:p>
      <text:p text:style-name="P3"/>
      <text:p text:style-name="P3"><text:span text:style-name="T1"/></text:p>
      <text:p text:style-name="P3"/>
      <text:p text:style-name="P3"/>
      <text:p text:style-name="P3"/>
      <text:p text:style-name="P1"><text:span text:style-name="T1">Inheritance</text:span></text:p>
      <text:p text:style-name="P1"/>
      <text:list xml:id="list8387532156381970586" text:style-name="WWNum3">
        <text:list-item>
          <text:p text:style-name="P11"><text:span text:style-name="T2">Know the difference between overloading a method or function and overriding a method: </text:span></text:p>
          <text:list>
            <text:list-item>
              <text:p text:style-name="P14"><text:span text:style-name="T3">Overloading</text:span><text:span text:style-name="T2"> refers to a new method or function with the same name as an existing one in the same scope, but with a different signature (number of arguments, data types of arguments, order of data types, whether or not a method is const) </text:span></text:p>
            </text:list-item>
            <text:list-item>
              <text:p text:style-name="P14"><text:span text:style-name="T3">Overriding</text:span><text:span text:style-name="T2"> a method means writing a method in a derived class with the same name, arguments and return data type as a method in the base class. The derived class method effectively replaces the base class method. </text:span></text:p>
            </text:list-item>
          </text:list>
        </text:list-item>
        <text:list-item>
          <text:p text:style-name="P11"><text:span text:style-name="T2">Know how to call a base class version of a method from within a derived class method that overrides it. </text:span></text:p>
        </text:list-item>
        <text:list-item>
          <text:p text:style-name="P11"><text:span text:style-name="T2">Know how to perform an </text:span><text:span text:style-name="T3">upcast</text:span><text:span text:style-name="T2"> – a conversion of a derived class pointer or reference type to its base class pointer or reference type. In C++ this does not require an explicit type cast. </text:span></text:p>
        </text:list-item>
        <text:list-item>
          <text:p text:style-name="P11"><text:span text:style-name="T2">A base class pointer or reference can only be used to call methods that are declared in the base class. </text:span></text:p>
        </text:list-item>
        <text:list-item>
          <text:p text:style-name="P11"><text:span text:style-name="T2">Know how to perform a safe </text:span><text:span text:style-name="T3">downcast</text:span><text:span text:style-name="T2"> – a conversion of a base class pointer or reference to one of its derived class pointer or reference types – using the </text:span><text:span text:style-name="T7">dynamic_cast</text:span><text:span text:style-name="T2"> operator. A </text:span><text:span text:style-name="T7">dynamic_cast</text:span><text:span text:style-name="T2"> requires that </text:span><text:span text:style-name="T3">runtime type information</text:span><text:span text:style-name="T2"> be enabled. Know how to test whether or not a </text:span><text:span text:style-name="T7">dynamic_cast</text:span><text:span text:style-name="T2"> was successful. </text:span></text:p>
        </text:list-item>
        <text:list-item>
          <text:p text:style-name="P11"><text:span text:style-name="T2">C++ supports </text:span><text:span text:style-name="T3">multiple inheritance</text:span><text:span text:style-name="T2"> – a derived class may have more than one base class. </text:span></text:p>
        </text:list-item>
      </text:list>
      <text:p text:style-name="P3"/>
      <text:p text:style-name="P1"><text:span text:style-name="T1">Polymorphism</text:span></text:p>
      <text:p text:style-name="P3"/>
      <text:list xml:id="list8437091707953656261" text:style-name="WWNum4">
        <text:list-item>
          <text:p text:style-name="P12"><text:span text:style-name="T3">Polymorphism</text:span><text:span text:style-name="T2"> is the ability of objects belonging to different types to respond to method calls of the same name, each one according to an appropriate type-specific behavior. In C++, polymorphism is implemented through the use of </text:span><text:span text:style-name="T3">virtual methods</text:span><text:span text:style-name="T2">. </text:span></text:p>
        </text:list-item>
      </text:list>
      <text:list xml:id="list233541148114941" text:continue-list="list8387532156381970586" text:style-name="WWNum3">
        <text:list-item>
          <text:p text:style-name="P11"><text:span text:style-name="T2">You should know how to code a virtual method. A virtual method called using a pointer or reference will use </text:span><text:span text:style-name="T3">dynamic binding</text:span><text:span text:style-name="T2">. Other method or function calls use </text:span><text:span text:style-name="T3">static binding</text:span><text:span text:style-name="T2">. </text:span></text:p>
          <text:list>
            <text:list-item>
              <text:p text:style-name="P14"><text:span text:style-name="T2">With dynamic binding, which version of a method to call is determined at runtime based on the data type of the object a pointer or reference points to (the </text:span><text:span text:style-name="T3">dynamic type</text:span><text:span text:style-name="T2">), rather than the data type of the pointer or reference (the </text:span><text:span text:style-name="T3">static type</text:span><text:span text:style-name="T2">).</text:span></text:p>
            </text:list-item>
            <text:list-item>
              <text:p text:style-name="P14"><text:span text:style-name="T2">With static binding, the data type of the object name, pointer to an object or reference to an object is used to determine which version of a method or function to call at compile time. </text:span></text:p>
            </text:list-item>
          </text:list>
        </text:list-item>
        <text:list-item>
          <text:p text:style-name="P11"><text:span text:style-name="T2">A </text:span><text:span text:style-name="T3">pure virtual method</text:span><text:span text:style-name="T2"> (also called an </text:span><text:span text:style-name="T3">abstract method</text:span><text:span text:style-name="T2">) is a virtual method with no implementation, only a prototype (that ends with </text:span><text:span text:style-name="T7">= 0</text:span><text:span text:style-name="T2">). </text:span></text:p>
        </text:list-item>
        <text:list-item>
          <text:p text:style-name="P11"><text:span text:style-name="T2">An </text:span><text:span text:style-name="T3">abstract class</text:span><text:span text:style-name="T2"> in C++ is one that contains one or more pure virtual methods. A class that is not abstract is referred to as a </text:span><text:span text:style-name="T3">concrete class</text:span><text:span text:style-name="T2">. </text:span></text:p>
          <text:list>
            <text:list-item>
              <text:p text:style-name="P14"><text:span text:style-name="T2">You cannot create an object of an abstract class. </text:span></text:p>
            </text:list-item>
            <text:list-item>
              <text:p text:style-name="P14"><text:span text:style-name="T2">You can use an abstract class as a base class for inheritance. </text:span></text:p>
            </text:list-item>
            <text:list-item>
              <text:p text:style-name="P14"><text:span text:style-name="T2">You can declare a pointer to an object of an abstract class or a reference to an object of an abstract class. Such a pointer or reference will normally be used to point to an object of one of the abstract class’s derived classes. </text:span></text:p>
            </text:list-item>
          </text:list>
        </text:list-item>
        <text:list-item>
          <text:p text:style-name="P11"><text:span text:style-name="T2">A derived class must implement all of the pure virtual methods in an abstract base class or it is also an abstract class. </text:span></text:p>
        </text:list-item>
        <text:list-item>
          <text:p text:style-name="P11"><text:soft-page-break/><text:span text:style-name="T2">An </text:span><text:span text:style-name="T3">interface</text:span><text:span text:style-name="T2"> is an abstract class that contains only pure virtual methods and symbolic constants (</text:span><text:span text:style-name="T7">static const</text:span><text:span text:style-name="T2"> data members).</text:span></text:p>
        </text:list-item>
      </text:list>
      <text:p text:style-name="P3"/>
      <text:p text:style-name="P3"/>
      <text:p text:style-name="P1"><text:span text:style-name="T1">Sample Exam Questions</text:span></text:p>
      <text:p text:style-name="P3"/>
      <text:p text:style-name="P1"><text:span text:style-name="T2">A class definition for an abstract C++ class that describes a product is shown below. </text:span></text:p>
      <text:p text:style-name="P3"/>
      <text:p text:style-name="P15"><text:span text:style-name="T7">class Product</text:span></text:p>
      <text:p text:style-name="P15"><text:span text:style-name="T7"><text:s text:c="3"/>{</text:span></text:p>
      <text:p text:style-name="P15"><text:span text:style-name="T7"><text:s text:c="3"/>private:</text:span></text:p>
      <text:p text:style-name="P16"/>
      <text:p text:style-name="P15"><text:span text:style-name="T7"><text:s text:c="6"/>string productID;</text:span></text:p>
      <text:p text:style-name="P15"><text:span text:style-name="T7"><text:s text:c="6"/>int numInStock;</text:span></text:p>
      <text:p text:style-name="P16"/>
      <text:p text:style-name="P15"><text:span text:style-name="T7"><text:s text:c="3"/>public:</text:span></text:p>
      <text:p text:style-name="P16"/>
      <text:p text:style-name="P15"><text:span text:style-name="T7"><text:s text:c="6"/>Product(const string&amp;, int);</text:span></text:p>
      <text:p text:style-name="P15"><text:span text:style-name="T7"><text:s text:c="6"/>virtual ~Product();</text:span></text:p>
      <text:p text:style-name="P16"/>
      <text:p text:style-name="P15"><text:span text:style-name="T7"><text:s text:c="6"/>virtual void get_price() const = 0;</text:span></text:p>
      <text:p text:style-name="P15"><text:span text:style-name="T7"><text:s text:c="6"/>void get_numInStock() const;</text:span></text:p>
      <text:p text:style-name="P15"><text:span text:style-name="T7"><text:s text:c="3"/>};</text:span></text:p>
      <text:p text:style-name="P5"/>
      <text:p text:style-name="P17"><text:span text:style-name="T2">1.<text:tab/>Write a class definition for a concrete subclass called </text:span><text:span text:style-name="T7">Book</text:span><text:span text:style-name="T2"> that will be derived from the </text:span><text:span text:style-name="T7">Product</text:span><text:span text:style-name="T2"> class given above using </text:span><text:span text:style-name="T7">public</text:span><text:span text:style-name="T2"> inheritance. </text:span><text:span text:style-name="T5">You do not need to write the method definitions, just the prototypes that appear in the class definition.</text:span></text:p>
      <text:p text:style-name="P3"/>
      <text:list xml:id="list1074963867239539683" text:style-name="WWNum5">
        <text:list-item>
          <text:p text:style-name="P13"><text:span text:style-name="T2">A </text:span><text:span text:style-name="T7">Book</text:span><text:span text:style-name="T2"> contains three additional private data members: a title (a </text:span><text:span text:style-name="T7">string</text:span><text:span text:style-name="T2">), an author (a </text:span><text:span text:style-name="T7">string</text:span><text:span text:style-name="T2">), and a price (a </text:span><text:span text:style-name="T7">double</text:span><text:span text:style-name="T2">). </text:span></text:p>
        </text:list-item>
        <text:list-item>
          <text:p text:style-name="P13"><text:span text:style-name="T2">The </text:span><text:span text:style-name="T7">Book</text:span><text:span text:style-name="T2"> constructor takes five arguments – a </text:span><text:span text:style-name="T7">string</text:span><text:span text:style-name="T2"> and an integer to initialize the base class data members, and two </text:span><text:span text:style-name="T7">string</text:span><text:span text:style-name="T2">s and a </text:span><text:span text:style-name="T7">double</text:span><text:span text:style-name="T2"> to initialize the data members of the </text:span><text:span text:style-name="T7">Book</text:span><text:span text:style-name="T2"> class. </text:span></text:p>
        </text:list-item>
        <text:list-item>
          <text:p text:style-name="P13"><text:span text:style-name="T2">A </text:span><text:span text:style-name="T7">Book</text:span><text:span text:style-name="T2"> should also have a destructor and an implementation of the pure </text:span><text:span text:style-name="T7">virtual</text:span><text:span text:style-name="T2"> </text:span><text:span text:style-name="T7">get_price()</text:span><text:span text:style-name="T2"> method in the superclass. </text:span></text:p>
        </text:list-item>
      </text:list>
      <text:p text:style-name="P18"/>
      <text:p text:style-name="P17"><text:span text:style-name="T2">2.<text:tab/>Write the method definition for the </text:span><text:span text:style-name="T7">Book</text:span><text:span text:style-name="T2"> constructor. The constructor should assign the last three arguments to the corresponding </text:span><text:span text:style-name="T7">Book</text:span><text:span text:style-name="T2"> data members. The first two arguments should be passed to the superclass constructor.</text:span></text:p>
      <text:p text:style-name="P3"/>
      <text:p text:style-name="P3"/>
      <text:p text:style-name="P3"/>
      <text:p text:style-name="P3"/>
      <text:p text:style-name="P17"><text:span text:style-name="T2">3.<text:tab/>Assume that the following </text:span><text:span text:style-name="T7">vector</text:span><text:span text:style-name="T2"> of superclass pointers has been declared:</text:span></text:p>
      <text:p text:style-name="P18"/>
      <text:p text:style-name="P17"><text:span text:style-name="T7"><text:tab/><text:tab/>vector&lt;Product*&gt; productList;</text:span></text:p>
      <text:p text:style-name="P18"/>
      <text:p text:style-name="P17"><text:span text:style-name="T2"><text:tab/>The pointers in the </text:span><text:span text:style-name="T7">vector</text:span><text:span text:style-name="T2"> point to an unknown number of subclass objects. Some of these subclass objects are objects of the </text:span><text:span text:style-name="T7">Book</text:span><text:span text:style-name="T2"> class, while others are objects of various other subclasses derived from </text:span><text:span text:style-name="T7">Product</text:span><text:span text:style-name="T2"> – </text:span><text:span text:style-name="T7">CD</text:span><text:span text:style-name="T2">, </text:span><text:span text:style-name="T7">DVD</text:span><text:span text:style-name="T2">, etc. Write a fragment of C++ code to find the total value (</text:span><text:span text:style-name="T7">numInStock * price</text:span><text:span text:style-name="T2">) of all of the </text:span><text:span text:style-name="T7">Book</text:span><text:span text:style-name="T2">s in the </text:span><text:span text:style-name="T7">vector</text:span><text:span text:style-name="T2">.</text:span></text:p>
      <text:p text:style-name="P3"/>
      <text:p text:style-name="P19"><text:soft-page-break/><text:span text:style-name="T2">4.<text:tab/>Rewrite the contents of the following array once the array has been partitioned by the quicksort partition code shown in the separate handout and used on Assignment 9.</text:span></text:p>
      <text:p text:style-name="P4"/>
      <text:p text:style-name="P20"><text:span text:style-name="T2">Before partition:<text:tab/></text:span><text:span text:style-name="T7"> 74 <text:s text:c="2"/>38 <text:s text:c="2"/>52 <text:s text:c="2"/>28 <text:s text:c="2"/>46 <text:s text:c="2"/>65 <text:s text:c="2"/>32 <text:s text:c="2"/>54 <text:s text:c="2"/>95 <text:s text:c="2"/>57</text:span></text:p>
      <text:p text:style-name="P21"/>
      <text:p text:style-name="P20"><text:span text:style-name="T2">After partition:<text:tab/></text:span><text:span text:style-name="T7">____ ____ ____ ____ ____ ____ ____ ____ ____ ____</text:span></text:p>
      <text:p text:style-name="P3"/>
      <text:p text:style-name="P1"><text:span text:style-name="T2">The next two questions involve the following data types:</text:span></text:p>
      <text:p text:style-name="P3"/>
      <text:p text:style-name="P2"><text:span text:style-name="T7"><text:s text:c="3"/>template &lt;class T&gt;</text:span></text:p>
      <text:p text:style-name="P2"><text:span text:style-name="T7"><text:s text:c="3"/>struct LNode</text:span></text:p>
      <text:p text:style-name="P2"><text:span text:style-name="T7"><text:s text:c="6"/>{</text:span></text:p>
      <text:p text:style-name="P2"><text:span text:style-name="T7"><text:s text:c="6"/>T data;</text:span></text:p>
      <text:p text:style-name="P2"><text:span text:style-name="T7"><text:s text:c="6"/>LNode&lt;T&gt;* next;</text:span></text:p>
      <text:p text:style-name="P2"><text:span text:style-name="T7"><text:s text:c="6"/>};</text:span></text:p>
      <text:p text:style-name="P6"/>
      <text:p text:style-name="P6"/>
      <text:p text:style-name="P2"><text:span text:style-name="T7"><text:s text:c="3"/>template &lt;class T&gt;</text:span></text:p>
      <text:p text:style-name="P2"><text:span text:style-name="T7"><text:s text:c="3"/>class List</text:span></text:p>
      <text:p text:style-name="P2"><text:span text:style-name="T7"><text:s text:c="6"/>{</text:span></text:p>
      <text:p text:style-name="P2"><text:span text:style-name="T7"><text:s text:c="6"/>private:</text:span></text:p>
      <text:p text:style-name="P2"><text:span text:style-name="T7"><text:s text:c="9"/>LNode&lt;T&gt;* head;</text:span></text:p>
      <text:p text:style-name="P2"><text:span text:style-name="T7"><text:s text:c="9"/>LNode&lt;T&gt;* tail;</text:span></text:p>
      <text:p text:style-name="P6"/>
      <text:p text:style-name="P2"><text:span text:style-name="T7"><text:s text:c="6"/>public:</text:span></text:p>
      <text:p text:style-name="P2"><text:span text:style-name="T7"><text:s text:c="10"/>.</text:span></text:p>
      <text:p text:style-name="P2"><text:span text:style-name="T7"><text:s text:c="10"/>.</text:span></text:p>
      <text:p text:style-name="P2"><text:span text:style-name="T7"><text:s text:c="10"/>.</text:span></text:p>
      <text:p text:style-name="P2"><text:span text:style-name="T7"><text:s text:c="6"/>};</text:span></text:p>
      <text:p text:style-name="P7"/>
      <text:p text:style-name="P1"><text:span text:style-name="T2">Also assume that </text:span><text:span text:style-name="T7">current</text:span><text:span text:style-name="T2"> is a pointer to a node in the middle of a singly linked list, and that </text:span><text:span text:style-name="T7">newNode</text:span><text:span text:style-name="T2"> is a pointer to a newly allocated node.</text:span></text:p>
      <text:p text:style-name="P3"/>
      <text:p text:style-name="P1"><text:span text:style-name="T2">5.<text:tab/>Write a code fragment (not a complete method) that will insert </text:span><text:span text:style-name="T7">newNode</text:span><text:span text:style-name="T2"> at the front of the list.</text:span></text:p>
      <text:p text:style-name="P3"/>
      <text:p text:style-name="P1"><text:span text:style-name="T2">6.<text:tab/>Write a code fragment that will insert </text:span><text:span text:style-name="T7">newNode</text:span><text:span text:style-name="T2"> at the rear of the list.</text:span></text:p>
      <text:p text:style-name="P3"/>
      <text:p text:style-name="P1"><text:span text:style-name="T2">7.<text:tab/>Write a code fragment that will insert </text:span><text:span text:style-name="T7">newNode</text:span><text:span text:style-name="T2"> </text:span><text:span text:style-name="T4">after</text:span><text:span text:style-name="T2"> the node pointed to by </text:span><text:span text:style-name="T7">current</text:span><text:span text:style-name="T2">.</text:span></text:p>
      <text:p text:style-name="P3"/>
      <text:p text:style-name="P17"><text:span text:style-name="T2">8.<text:tab/>Write a recursive method that will return the size of the list. The method should take a pointer to a </text:span><text:span text:style-name="T7">Node&lt;T&gt;</text:span><text:span text:style-name="T2"> and return an </text:span><text:span text:style-name="T7">int</text:span><text:span text:style-name="T2">. When the method is initially called, it will be passed the list's </text:span><text:span text:style-name="T7">head</text:span><text:span text:style-name="T2"> pointer.</text:span></text:p>
      <text:p text:style-name="P17"><text:span text:style-name="T2">9.<text:tab/>Write a non-recursive method that will return the size of the list. The method should take no arguments and return an </text:span><text:span text:style-name="T7">int</text:span><text:span text:style-name="T2">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in" fo:margin-right="0in" style:line-height-at-least="0.1665in" fo:text-align="start" style:justify-single-word="false" fo:orphans="0" fo:widows="0" fo:text-indent="0in" style:auto-text-indent="false" fo:keep-with-next="always" style:vertical-align="auto"/>
      <style:text-properties fo:font-size="12pt" fo:letter-spacing="-0.002in" fo:language="en" fo:country="US" fo:font-weight="bold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Normal_20__28_Web_29_" style:display-name="Normal (Web)" style:family="paragraph" style:parent-style-name="Standard" style:default-outline-level="">
      <style:paragraph-properties fo:margin-left="0in" fo:margin-right="0in" fo:margin-top="0.0693in" fo:margin-bottom="0.0693in" loext:contextual-spacing="false" fo:text-align="start" style:justify-single-word="false" fo:orphans="2" fo:widows="2" fo:text-indent="0in" style:auto-text-indent="false" style:vertical-align="auto"/>
      <style:text-properties fo:font-size="12pt" fo:language="en" fo:country="US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TML_20_Preformatted" style:display-name="HTML Preformatted" style:family="paragraph" style:parent-style-name="Standard" style:default-outline-level="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size-asian="10pt" style:language-asian="en" style:country-asian="US" style:font-name-complex="Courier New2" style:font-family-complex="'Courier New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left="0in" fo:margin-right="0in" fo:text-align="start" style:justify-single-word="false" fo:orphans="2" fo:widows="2" fo:text-indent="0in" style:auto-text-indent="false" style:vertical-align="auto"/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letter-spacing="-0.002in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rt</meta:initial-creator>
    <meta:creation-date>2011-11-28T11:27:00</meta:creation-date>
    <dc:date>2017-05-09T23:35:39.692271100</dc:date>
    <meta:editing-cycles>6</meta:editing-cycles>
    <meta:editing-duration>PT8M10S</meta:editing-duration>
    <dc:creator>Andrew </dc:creator>
    <meta:document-statistic meta:table-count="0" meta:image-count="0" meta:object-count="0" meta:page-count="3" meta:paragraph-count="70" meta:word-count="1063" meta:character-count="6138" meta:non-whitespace-character-count="4962"/>
    <meta:generator>LibreOffice/4.3.3.2$Linux_X86_64 LibreOffice_project/430m0$Build-2</meta:generator>
    <meta:user-defined meta:name="Company">Hewlett-Packard</meta:user-defined>
    <meta:user-defined meta:name="Operator">Kurt</meta:user-defined>
  </office:meta>
</office:document-meta>
</file>